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8b627" officeooo:paragraph-rsid="0018b627"/>
    </style:style>
    <style:style style:name="P2" style:family="paragraph" style:parent-style-name="Text_20_body">
      <style:text-properties officeooo:rsid="0018b627" officeooo:paragraph-rsid="0018b627"/>
    </style:style>
    <style:style style:name="P3" style:family="paragraph" style:parent-style-name="Text_20_body" style:list-style-name="L1">
      <style:text-properties officeooo:rsid="0018b627" officeooo:paragraph-rsid="0018b627"/>
    </style:style>
    <style:style style:name="P4" style:family="paragraph" style:parent-style-name="Text_20_body" style:list-style-name="L1">
      <style:text-properties officeooo:paragraph-rsid="0018b62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b627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 Workspace Tutorial</text:p>
      <text:h text:style-name="P1" text:outline-level="1">Getting started with QDL’s workspace</text:h>
      <text:h text:style-name="Heading_20_2" text:outline-level="2">Overview</text:h>
      <text:p text:style-name="P2">The <text:span text:style-name="T1">workspace </text:span><text:span text:style-name="T2">is the interactive shell that you mostly use. It allows you to</text:span></text:p>
      <text:list xml:id="list4134470741" text:style-name="L1">
        <text:list-item>
          <text:p text:style-name="P3"><text:span text:style-name="T2">Work interactively and evaluate expressions in real time</text:span></text:p>
        </text:list-item>
        <text:list-item>
          <text:p text:style-name="P3"><text:span text:style-name="T2">Save the current state, including all variables, functions etc.</text:span></text:p>
        </text:list-item>
        <text:list-item>
          <text:p text:style-name="P4"><text:span text:style-name="T3">Do rapid prototyping or development. If you need to develop a piece of code, you can write it directly, debugging as you go. <text:s/>This makes creating new code not merely quite easy, it’s also quite a bit of fun too.</text:span></text:p>
        </text:list-item>
        <text:list-item>
          <text:p text:style-name="P3"><text:span text:style-name="T2">Create multiple buffers (blocks of text, which can be variables or functions, text, scripts, disks on file, in-memory only files or even something in a virtual file system.)</text:span></text:p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09:59:56.022347040</meta:creation-date>
    <dc:date>2022-07-28T10:05:14.331472552</dc:date>
    <meta:editing-duration>PT5M18S</meta:editing-duration>
    <meta:editing-cycles>1</meta:editing-cycles>
    <meta:document-statistic meta:table-count="0" meta:image-count="0" meta:object-count="0" meta:page-count="1" meta:paragraph-count="8" meta:word-count="112" meta:character-count="647" meta:non-whitespace-character-count="546"/>
    <meta:generator>LibreOffice/6.4.7.2$Linux_X86_64 LibreOffice_project/40$Build-2</meta:generator>
  </office:meta>
</office:document-meta>
</file>